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6cm" style:rel-column-width="1965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2.251cm" style:rel-column-width="7375*"/>
    </style:style>
    <style:style style:name="Tabella3.F" style:family="table-column">
      <style:table-column-properties style:column-width="2.531cm" style:rel-column-width="8294*"/>
    </style:style>
    <style:style style:name="Tabella3.G" style:family="table-column">
      <style:table-column-properties style:column-width="1.002cm" style:rel-column-width="3283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9cm" style:rel-column-width="8548*"/>
    </style:style>
    <style:style style:name="Tabella3.L" style:family="table-column">
      <style:table-column-properties style:column-width="2.21cm" style:rel-column-width="7243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G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dotted #000000"/>
    </style:style>
    <style:style style:name="Tabella3.F5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5" style:family="table-cell">
      <style:table-cell-properties fo:padding="0.097cm" fo:border-left="0.05pt solid #000000" fo:border-right="none" fo:border-top="none" fo:border-bottom="0.05pt solid #000000"/>
    </style:style>
    <style:style style:name="Tabella3.J5" style:family="table-cell">
      <style:table-cell-properties fo:padding="0.097cm" fo:border-left="0.05pt solid #000000" fo:border-right="none" fo:border-top="none" fo:border-bottom="0.05pt solid #000000"/>
    </style:style>
    <style:style style:name="Tabella3.K5" style:family="table-cell">
      <style:table-cell-properties fo:padding="0.097cm" fo:border-left="0.05pt solid #000000" fo:border-right="none" fo:border-top="none" fo:border-bottom="0.05pt solid #000000"/>
    </style:style>
    <style:style style:name="Tabella3.L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7" style:family="table-row">
      <style:table-row-properties style:min-row-height="0.695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I8" style:family="table-cell">
      <style:table-cell-properties fo:padding="0.097cm" fo:border-left="0.05pt solid #000000" fo:border-right="none" fo:border-top="none" fo:border-bottom="0.05pt solid #000000"/>
    </style:style>
    <style:style style:name="Tabella3.J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9" style:family="table-row">
      <style:table-row-properties style:min-row-height="1.011cm"/>
    </style:style>
    <style:style style:name="Tabella3.A9" style:family="table-cell">
      <style:table-cell-properties fo:padding="0.097cm" fo:border-left="0.05pt solid #000000" fo:border-right="none" fo:border-top="none" fo:border-bottom="0.05pt solid #000000"/>
    </style:style>
    <style:style style:name="Tabella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1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1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2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2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94e45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4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placeholder text:placeholder-type="text">&lt;for each="o in objects"&gt;</text:placeholder></text:p>
      <text:p text:style-name="P30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abella3.C1" table:number-columns-spanned="4" office:value-type="string">
            <text:p text:style-name="P4">AUTISTA</text:p>
          </table:table-cell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4" office:value-type="string">
            <text:p text:style-name="P26"><text:placeholder text:placeholder-type="text">&lt;'' if not o.date else formatLang(o.date, date=True)&gt;</text:placeholder></text:p>
          </table:table-cell>
          <table:covered-table-cell/>
          <table:covered-table-cell/>
          <table:covered-table-cell/>
          <table:table-cell table:style-name="Tabella3.G2" table:number-columns-spanned="4" office:value-type="string">
            <text:p text:style-name="P26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table-cell table:style-name="Tabella3.K2" table:number-columns-spanned="2" office:value-type="string">
            <text:p text:style-name="P26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4" office:value-type="string">
            <text:p text:style-name="P5">CLIENTE</text:p>
          </table:table-cell>
          <table:covered-table-cell/>
          <table:covered-table-cell/>
          <table:covered-table-cell/>
          <table:table-cell table:style-name="Tabella3.A3" table:number-columns-spanned="3" office:value-type="string">
            <text:p text:style-name="P5">DESTINAZIONE</text:p>
          </table:table-cell>
          <table:covered-table-cell/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order in o.ord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6" table:number-rows-spanned="2" office:value-type="string">
            <text:p text:style-name="P3"/>
          </table:table-cell>
          <table:table-cell table:style-name="Tabella3.B5" table:number-columns-spanned="4" office:value-type="string">
            <text:p text:style-name="P24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5" table:number-columns-spanned="3" office:value-type="string">
            <text:p text:style-name="P24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6" table:number-rows-spanned="2" office:value-type="string">
            <text:p text:style-name="P25"><text:placeholder text:placeholder-type="text">&lt;order.prevision_load or 0.0&gt;</text:placeholder></text:p>
          </table:table-cell>
          <table:table-cell table:style-name="Tabella3.J6" table:number-rows-spanned="2" office:value-type="string">
            <text:p text:style-name="P27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6" table:number-rows-spanned="2" office:value-type="string">
            <text:p text:style-name="P24"><text:placeholder text:placeholder-type="text">&lt;order.destination_id.phone if order.destination_id else "??"&gt;</text:placeholder></text:p>
          </table:table-cell>
          <table:table-cell table:style-name="Tabella3.L6" table:number-rows-spanned="2" office:value-type="string">
            <text:p text:style-name="P28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6" table:number-columns-spanned="7" office:value-type="string">
            <text:p text:style-name="P24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8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8" office:value-type="string">
            <text:p text:style-name="P23"><text:placeholder text:placeholder-type="text">&lt;o.current_load or 0.0&gt;</text:placeholder></text:p>
          </table:table-cell>
          <table:table-cell table:style-name="Tabella3.J8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9">
          <table:table-cell table:style-name="Tabella3.A9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9" table:number-columns-spanned="9" office:value-type="string">
            <text:p text:style-name="P20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0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1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1" table:number-columns-spanned="2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1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2" table:number-columns-spanned="3" office:value-type="string">
            <text:p text:style-name="P22">NOTE</text:p>
          </table:table-cell>
          <table:covered-table-cell/>
          <table:covered-table-cell/>
          <table:table-cell table:style-name="Tabella3.D12" table:number-columns-spanned="9" office:value-type="string">
            <text:p text:style-name="P2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><draw:custom-shape text:anchor-type="paragraph" draw:z-index="2" draw:name="Forma1" draw:style-name="gr1" draw:text-style-name="P34" svg:width="0.451cm" svg:height="0.451cm" svg:x="6.676cm" svg:y="2.4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a1" draw:style-name="gr1" draw:text-style-name="P34" svg:width="0.451cm" svg:height="0.451cm" svg:x="11.58cm" svg:y="1.475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<draw:custom-shape text:anchor-type="paragraph" draw:z-index="1" draw:name="Forma1" draw:style-name="gr1" draw:text-style-name="P34" svg:width="0.451cm" svg:height="0.451cm" svg:x="6.581cm" svg:y="0.758cm"><text:p/><draw:enhanced-geometry svg:viewBox="0 0 21600 21600" draw:mirror-horizontal="false" draw:mirror-vertical="false" draw:type="rectangle" draw:enhanced-path="M 0 0 L 21600 0 21600 21600 0 21600 0 0 Z N"/></draw:custom-shape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able:table-row table:style-name="Tabella1.2">
          <table:table-cell table:style-name="Tabella1.A2" office:value-type="string">
            <text:p text:style-name="P16"><draw:custom-shape text:anchor-type="paragraph" draw:z-index="3" draw:name="Forma1" draw:style-name="gr1" draw:text-style-name="P34" svg:width="0.451cm" svg:height="0.451cm" svg:x="11.527cm" svg:y="0.917cm"><text:p/><draw:enhanced-geometry svg:viewBox="0 0 21600 21600" draw:mirror-horizontal="false" draw:mirror-vertical="false" draw:type="rectangle" draw:enhanced-path="M 0 0 L 21600 0 21600 21600 0 21600 0 0 Z N"/></draw:custom-shape>Vano del camion pulito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3"/>
      <text:p text:style-name="P32"><text:placeholder text:placeholder-type="text">&lt;/for&gt;</text:placeholder></text:p>
      <text:p text:style-name="P3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[ MSQ 30 Versione 2.1 del 09/03/2022 ]</text:span><text:tab/>Stampato il: <text:date style:data-style-name="N80" text:date-value="2022-03-11T14:54:32.021138132">11. Mar. 2022</text:date> ore <text:time style:data-style-name="N103" text:time-value="2022-03-11T14:54:32.021428565">02.41.24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1T14:54:31.968317182</dc:date>
    <meta:editing-duration>P1DT17H37M44S</meta:editing-duration>
    <meta:editing-cycles>416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59" meta:word-count="216" meta:character-count="1919" meta:non-whitespace-character-count="1696"/>
    <meta:user-defined meta:name="Info 1"/>
    <meta:user-defined meta:name="Info 2"/>
    <meta:user-defined meta:name="Info 3"/>
    <meta:user-defined meta:name="Info 4"/>
  </office:meta>
</office:document-meta>
</file>